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148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7f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a2fb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ff7f" style:text-align-source="fix" style:repeat-content="false" fo:wrap-option="wrap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fo:background-color="#00ff7f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3" table:number-columns-repeated="1019" table:default-cell-style-name="ce7"/>
        <table:table-row table:style-name="ro1">
          <table:table-cell table:style-name="ce1" office:value-type="string" calcext:value-type="string" table:number-columns-spanned="2" table:number-rows-spanned="1">
            <text:p>Остатки оборотных средст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Объем реализованной продукции</text:p>
          </table:table-cell>
          <table:covered-table-cell table:style-name="ce1"/>
          <table:table-cell table:style-name="ce4"/>
          <table:table-cell table:style-name="ce6" table:number-columns-repeated="1019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, тыс. Руб</text:p>
          </table:table-cell>
          <table:table-cell table:style-name="ce1" office:value-type="string" calcext:value-type="string">
            <text:p>Квартал</text:p>
          </table:table-cell>
          <table:table-cell table:style-name="ce1" office:value-type="string" calcext:value-type="string">
            <text:p>Сумма, тыс. Руб</text:p>
          </table:table-cell>
          <table:table-cell table:style-name="ce4" office:value-type="string" calcext:value-type="string">
            <text:p>Решение 1 задачи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На 1 января 2002 г.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Обс = ( (2500+2600)/2 + (2600+2400)/2 + (2400 + 2400)/2 + (2400+2500) )/2 = 2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апреля 2002 г.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РП <text:s/>= 3000+3500+2900+3100 = 12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июля 2002 г.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Коб = 12500/2475 = 5 оборотов/год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октября 2002 г.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100" calcext:value-type="float" table:number-columns-spanned="1" table:number-rows-spanned="2">
            <text:p>3100</text:p>
          </table:table-cell>
          <table:table-cell office:value-type="string" calcext:value-type="string">
            <text:p>Доб = 360*2475/12500 = 71 день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января 2003 г.</text:p>
          </table:table-cell>
          <table:table-cell office:value-type="float" office:value="2500" calcext:value-type="float">
            <text:p>2500</text:p>
          </table:table-cell>
          <table:covered-table-cell table:number-columns-repeated="2"/>
          <table:table-cell table:style-name="ce4" office:value-type="string" calcext:value-type="string">
            <text:p>Решение 2 задачи</text:p>
          </table:table-cell>
          <table:table-cell table:style-name="ce6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Доб = 360*15885 = 83 день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83 – <text:s/>2дн = 360*x/68956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 = 81*68956/360 = 15515 (Обс) 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1:28:49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</meta:editing-duration>
    <meta:editing-cycles>4</meta:editing-cycles>
    <meta:generator>LibreOffice/5.3.0.3$Windows_x86 LibreOffice_project/7074905676c47b82bbcfbea1aeefc84afe1c50e1</meta:generator>
    <dc:date>2017-03-29T12:20:44.72700000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